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bcc" draw:textarea-horizontal-align="justify" draw:textarea-vertical-align="middle" draw:auto-grow-height="false" fo:min-height="2.925cm" fo:min-width="5.85cm"/>
    </style:style>
    <style:style style:name="gr2" style:family="graphic" style:parent-style-name="standard">
      <style:graphic-properties draw:textarea-horizontal-align="justify" draw:textarea-vertical-align="middle" draw:auto-grow-height="false" fo:min-height="3.306cm" fo:min-width="7.75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685" draw:textarea-horizontal-align="justify" draw:textarea-vertical-align="middle" draw:auto-grow-height="false" fo:min-height="3.666cm" fo:min-width="7.79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draw:textarea-horizontal-align="justify" draw:textarea-vertical-align="middle" draw:auto-grow-height="false" fo:min-height="2.566cm" fo:min-width="3.819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dfcce4" draw:textarea-horizontal-align="justify" draw:textarea-vertical-align="middle" draw:auto-grow-height="false" fo:min-height="5.63cm" fo:min-width="7.14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b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685"/>
      <style:paragraph-properties fo:text-align="center"/>
    </style:style>
    <style:style style:name="P5" style:family="paragraph">
      <style:paragraph-properties fo:text-align="center"/>
      <style:text-properties fo:font-size="22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font-size="22pt" style:font-size-asian="18pt" style:font-size-complex="18pt"/>
    </style:style>
    <style:style style:name="P7" style:family="paragraph">
      <loext:graphic-properties draw:fill="solid" draw:fill-color="#dfcce4"/>
      <style:paragraph-properties fo:text-align="center"/>
    </style:style>
    <style:style style:name="T1" style:family="text">
      <style:text-properties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35cm" svg:height="3.175cm" svg:x="1.762cm" svg:y="2.397cm">
          <text:p text:style-name="P1">Reports Main Menu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8.255cm" svg:height="3.556cm" svg:x="10.906cm" svg:y="2.204cm">
          <text:p text:style-name="P1">Reports Menu Languag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8.112cm" svg:y1="3.984cm" svg:x2="10.906cm" svg:y2="3.982cm" draw:start-shape="id1" draw:start-glue-point="1" draw:end-shape="id2" svg:d="M8112 3984h1397v-2h1397" svg:viewBox="0 0 2795 3">
          <text:p/>
        </draw:connector>
        <draw:custom-shape draw:style-name="gr4" draw:text-style-name="P4" xml:id="id3" draw:id="id3" draw:layer="layout" svg:width="8.29cm" svg:height="3.916cm" svg:x="10.998cm" svg:y="6.828cm">
          <text:p text:style-name="P1">RepostSubMenu</text:p>
          <text:p text:style-name="P1">Holds dll and form nam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4.937cm" svg:y1="5.572cm" svg:x2="15.143cm" svg:y2="6.828cm" draw:start-shape="id1" draw:start-glue-point="2" draw:end-shape="id3" svg:d="M4937 5572v628h10206v628" svg:viewBox="0 0 10207 1257">
          <text:p/>
        </draw:connector>
        <draw:frame draw:style-name="gr5" draw:text-style-name="P6" draw:layer="layout" svg:width="8.89cm" svg:height="1.987cm" svg:x="1.127cm" svg:y="7.35cm">
          <draw:text-box>
            <text:p text:style-name="P5"><text:span text:style-name="T1">User Defined Reports Menu Model</text:span></text:p>
          </draw:text-box>
        </draw:frame>
        <draw:custom-shape draw:style-name="gr6" draw:text-style-name="P1" xml:id="id4" draw:id="id4" draw:layer="layout" svg:width="4.318cm" svg:height="5.334cm" svg:x="1.635cm" svg:y="10.144cm">
          <text:p text:style-name="P1">OS</text:p>
          <text:p text:style-name="P1">File</text:p>
          <text:p text:style-name="P1">System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7" draw:text-style-name="P3" draw:layer="layout" svg:x1="5.953cm" svg:y1="12.811cm" svg:x2="10.998cm" svg:y2="8.786cm" draw:start-shape="id4" draw:start-glue-point="8" draw:end-shape="id3" svg:d="M5953 12811h2523v-4025h2522" svg:viewBox="0 0 5046 4026">
          <text:p/>
        </draw:connector>
        <draw:custom-shape draw:style-name="gr8" draw:text-style-name="P7" xml:id="id5" draw:id="id5" draw:layer="layout" svg:width="8.255cm" svg:height="6.35cm" svg:x="11.033cm" svg:y="12.811cm">
          <text:p text:style-name="P1">Reports UI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7" draw:text-style-name="P3" draw:layer="layout" svg:x1="5.953cm" svg:y1="12.811cm" svg:x2="11.033cm" svg:y2="15.986cm" draw:start-shape="id4" draw:start-glue-point="8" draw:end-shape="id5" draw:end-glue-point="5" svg:d="M5953 12811h2540v3175h2540" svg:viewBox="0 0 5081 31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6T11:18:27.294000000</meta:creation-date>
    <dc:date>2018-08-16T13:20:39.752000000</dc:date>
    <meta:editing-duration>PT1H50M26S</meta:editing-duration>
    <meta:editing-cycles>4</meta:editing-cycles>
    <meta:generator>LibreOffice/6.0.5.2$Windows_X86_64 LibreOffice_project/54c8cbb85f300ac59db32fe8a675ff7683cd5a16</meta:generator>
    <meta:document-statistic meta:object-count="10"/>
  </office:meta>
</office:document-meta>
</file>